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b7b3ca"/>
    </style:style>
    <style:style style:name="ce3" style:family="table-cell" style:parent-style-name="Default">
      <style:table-cell-properties fo:background-color="#77bc65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y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ertigk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lor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wonn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rt 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+3</text:p>
          </table:table-cell>
          <table:table-cell office:value-type="string" calcext:value-type="string">
            <text:p>3+1</text:p>
          </table:table-cell>
          <table:table-cell office:value-type="string" calcext:value-type="string">
            <text:p>6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+1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6+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+2</text:p>
          </table:table-cell>
          <table:table-cell office:value-type="string" calcext:value-type="string">
            <text:p>3+3</text:p>
          </table:table-cell>
          <table:table-cell office:value-type="string" calcext:value-type="string">
            <text:p>6+1</text:p>
          </table:table-cell>
        </table:table-row>
      </table:table>
      <table:table table:name="Day4" table:style-name="ta1">
        <table:table-column table:style-name="co1" table:default-cell-style-name="Default"/>
        <table:table-column table:style-name="co1" table:number-columns-repeated="3" table:default-cell-style-name="ce7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A Contains B | B Contains A ?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table:style-name="Default" office:value-type="string" calcext:value-type="string">
            <text:p>4-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table:style-name="Default" office:value-type="string" calcext:value-type="string">
            <text:p>1-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table:style-name="Default" office:value-type="string" calcext:value-type="string">
            <text:p>2-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table:style-name="Default" office:value-type="string" calcext:value-type="string">
            <text:p>3-4</text:p>
          </table:table-cell>
          <table:table-cell office:value-type="string" calcext:value-type="string">
            <text:p>True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A overlaps B | B overlapsA ?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13:43:59.642000000</meta:creation-date>
    <dc:date>2022-12-04T18:05:42.864000000</dc:date>
    <meta:editing-duration>PT1H19M31S</meta:editing-duration>
    <meta:editing-cycles>23</meta:editing-cycles>
    <meta:generator>LibreOffice/7.4.2.3$Windows_X86_64 LibreOffice_project/382eef1f22670f7f4118c8c2dd222ec7ad009daf</meta:generator>
    <dc:creator>Aron Heinecke</dc:creator>
    <meta:document-statistic meta:table-count="2" meta:cell-count="120" meta:object-count="0"/>
  </office:meta>
</office:document-meta>
</file>